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0A00000168BF0E98BB9ED5833C.png" manifest:media-type="image/png"/>
  <manifest:file-entry manifest:full-path="Pictures/10000201000000D900000093E4174B7A420B87FB.png" manifest:media-type="image/png"/>
  <manifest:file-entry manifest:full-path="Pictures/100004DB0000167600000F3B02E6CED3FD6BB111.svg" manifest:media-type="image/svg+xml"/>
  <manifest:file-entry manifest:full-path="Pictures/10000201000000D9000000932428E5CF5FCF349F.png" manifest:media-type="image/png"/>
  <manifest:file-entry manifest:full-path="Pictures/100004C70000167600000F3B72F2E2BD08B00DFD.svg" manifest:media-type="image/svg+xml"/>
  <manifest:file-entry manifest:full-path="Pictures/10000201000000D9000000937EDD40983599E4C9.png" manifest:media-type="image/png"/>
  <manifest:file-entry manifest:full-path="Pictures/10000201000000D900000093ABA063F92BD26B1B.png" manifest:media-type="image/png"/>
  <manifest:file-entry manifest:full-path="Pictures/100004CD0000167600000F3B0DEF61F2BA2822CB.svg" manifest:media-type="image/svg+xml"/>
  <manifest:file-entry manifest:full-path="Pictures/100004CB0000167600000F3B1940C878B0767F80.svg" manifest:media-type="image/svg+xml"/>
  <manifest:file-entry manifest:full-path="Pictures/10000201000000D9000000936444129FDDC4CCCF.png" manifest:media-type="image/png"/>
  <manifest:file-entry manifest:full-path="Pictures/100004D50000167600000F3BF8DCA599D21A15CD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fill-color="#2a6099" draw:textarea-horizontal-align="justify" draw:textarea-vertical-align="middle" draw:auto-grow-height="false" fo:min-height="5.598cm" fo:min-width="0.1cm"/>
    </style:style>
    <style:style style:name="gr3" style:family="graphic" style:parent-style-name="standard">
      <style:graphic-properties draw:fill-color="#2a6099" draw:textarea-horizontal-align="justify" draw:textarea-vertical-align="middle" draw:auto-grow-height="false" fo:min-height="1.754cm" fo:min-width="0cm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1.192cm" fo:min-width="0cm"/>
    </style:style>
    <style:style style:name="gr5" style:family="graphic" style:parent-style-name="standard">
      <style:graphic-properties draw:fill-color="#2a6099" draw:textarea-horizontal-align="justify" draw:textarea-vertical-align="middle" draw:auto-grow-height="false" fo:min-height="1.432cm" fo:min-width="0cm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1.1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color="#ffffff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ffffff" fo:background-color="#000000"/>
    </style:style>
    <style:style style:name="P5" style:family="paragraph">
      <loext:graphic-properties draw:fill-color="#3465a4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background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cm" svg:height="3.7cm" svg:x="0.199cm" svg:y="4.3cm">
          <draw:image xlink:href="Pictures/100004CD0000167600000F3B0DEF61F2BA2822CB.svg" xlink:type="simple" xlink:show="embed" xlink:actuate="onLoad" loext:mime-type="image/svg+xml">
            <text:p text:style-name="P1"><text:span text:style-name="T1">Input/Output Devices</text:span></text:p>
          </draw:image>
          <draw:image xlink:href="Pictures/10000201000000D900000093ABA063F92BD26B1B.png" xlink:type="simple" xlink:show="embed" xlink:actuate="onLoad" loext:mime-type="image/png"/>
        </draw:frame>
        <draw:frame draw:style-name="gr1" draw:text-style-name="P2" draw:layer="layout" svg:width="10cm" svg:height="3.7cm" svg:x="0.199cm" svg:y="24.3cm">
          <draw:image xlink:href="Pictures/100004CB0000167600000F3B1940C878B0767F80.svg" xlink:type="simple" xlink:show="embed" xlink:actuate="onLoad" loext:mime-type="image/svg+xml">
            <text:p text:style-name="P1"><text:span text:style-name="T1">Hardware</text:span></text:p>
          </draw:image>
          <draw:image xlink:href="Pictures/10000201000000D9000000936444129FDDC4CCCF.png" xlink:type="simple" xlink:show="embed" xlink:actuate="onLoad" loext:mime-type="image/png"/>
        </draw:frame>
        <draw:frame draw:style-name="gr1" draw:text-style-name="P2" draw:layer="layout" svg:width="7.6cm" svg:height="3.7cm" svg:x="0.299cm" svg:y="9.6cm">
          <draw:image xlink:href="Pictures/100004D50000167600000F3BF8DCA599D21A15CD.svg" xlink:type="simple" xlink:show="embed" xlink:actuate="onLoad" loext:mime-type="image/svg+xml">
            <text:p text:style-name="P1"><text:span text:style-name="T1">Application</text:span></text:p>
            <text:p text:style-name="P1"><text:span text:style-name="T1">Software</text:span></text:p>
          </draw:image>
          <draw:image xlink:href="Pictures/10000201000000D9000000937EDD40983599E4C9.png" xlink:type="simple" xlink:show="embed" xlink:actuate="onLoad" loext:mime-type="image/png"/>
        </draw:frame>
        <draw:frame draw:style-name="gr1" draw:text-style-name="P2" draw:layer="layout" svg:width="7.6cm" svg:height="3.7cm" svg:x="0.299cm" svg:y="19.3cm">
          <draw:image xlink:href="Pictures/100004C70000167600000F3B72F2E2BD08B00DFD.svg" xlink:type="simple" xlink:show="embed" xlink:actuate="onLoad" loext:mime-type="image/svg+xml">
            <text:p text:style-name="P1"><text:span text:style-name="T1">Device</text:span></text:p>
            <text:p text:style-name="P1"><text:span text:style-name="T1">Drivers</text:span></text:p>
          </draw:image>
          <draw:image xlink:href="Pictures/10000201000000D9000000932428E5CF5FCF349F.png" xlink:type="simple" xlink:show="embed" xlink:actuate="onLoad" loext:mime-type="image/png"/>
        </draw:frame>
        <draw:frame draw:style-name="gr1" draw:text-style-name="P2" draw:layer="layout" svg:width="10cm" svg:height="3.7cm" svg:x="0.199cm" svg:y="14.3cm">
          <draw:image xlink:href="Pictures/100004DB0000167600000F3B02E6CED3FD6BB111.svg" xlink:type="simple" xlink:show="embed" xlink:actuate="onLoad" loext:mime-type="image/svg+xml">
            <text:p text:style-name="P1"><text:span text:style-name="T1">Operating</text:span></text:p>
            <text:p text:style-name="P1"><text:span text:style-name="T1">System</text:span></text:p>
          </draw:image>
          <draw:image xlink:href="Pictures/10000201000000D900000093E4174B7A420B87FB.png" xlink:type="simple" xlink:show="embed" xlink:actuate="onLoad" loext:mime-type="image/png"/>
        </draw:frame>
        <draw:custom-shape draw:style-name="gr2" draw:text-style-name="P3" draw:layer="layout" svg:width="1.2cm" svg:height="7.3cm" svg:x="7.399cm" svg:y="7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0.8cm" svg:height="2.5cm" svg:x="2.499cm" svg:y="7.4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0.7cm" svg:height="1.8cm" svg:x="2.571cm" svg:y="12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3" draw:layer="layout" svg:width="0.6cm" svg:height="2.1cm" svg:x="2.611cm" svg:y="17.5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3" draw:layer="layout" svg:width="0.7cm" svg:height="2.1cm" svg:x="2.555cm" svg:y="22.5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2cm" svg:height="7.3cm" svg:x="7.4cm" svg:y="17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4" draw:layer="layout" svg:width="2.6cm" svg:height="3.519cm" svg:x="3.635cm" svg:y="-0.243cm">
          <draw:image xlink:href="Pictures/100002010000010A00000168BF0E98BB9ED5833C.png" xlink:type="simple" xlink:show="embed" xlink:actuate="onLoad" loext:mime-type="image/png">
            <text:p text:style-name="P1"><text:span text:style-name="T2"/></text:p>
            <text:p text:style-name="P1"><text:span text:style-name="T2">User</text:span></text:p>
          </draw:image>
        </draw:frame>
        <draw:custom-shape draw:style-name="gr6" draw:text-style-name="P5" draw:layer="layout" svg:width="0.6cm" svg:height="1.7cm" svg:x="4.555cm" svg:y="2.9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7T17:54:47.541453460</meta:creation-date>
    <dc:date>2020-04-07T23:05:10.664886766</dc:date>
    <meta:editing-duration>PT1H15M54S</meta:editing-duration>
    <meta:editing-cycles>34</meta:editing-cycles>
    <meta:generator>LibreOffice/6.4.2.2$Linux_X86_64 LibreOffice_project/40$Build-2</meta:generator>
    <meta:document-statistic meta:object-count="13"/>
  </office:meta>
</office:document-meta>
</file>